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2cb448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1pt" officeooo:paragraph-rsid="003d7fdb" style:font-size-asian="11pt" style:font-name-complex="Times New Roman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1pt" officeooo:paragraph-rsid="00482c65" style:font-size-asian="11pt" style:font-name-complex="Times New Roman1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1pt" officeooo:paragraph-rsid="003f2017" style:font-size-asian="11pt" style:font-name-complex="Times New Roman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1pt" officeooo:paragraph-rsid="003f7144" style:font-size-asian="11pt" style:font-name-complex="Times New Roman1" style:font-size-complex="11pt"/>
    </style:style>
    <style:style style:name="P8" style:family="paragraph" style:parent-style-name="Text_20_body">
      <style:text-properties officeooo:paragraph-rsid="003f7144"/>
    </style:style>
    <style:style style:name="P9" style:family="paragraph" style:parent-style-name="Text_20_body">
      <style:text-properties officeooo:paragraph-rsid="003f2017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Heading_20_1">
      <style:text-properties officeooo:rsid="001dc6ef" officeooo:paragraph-rsid="001dc6ef"/>
    </style:style>
    <style:style style:name="P12" style:family="paragraph" style:parent-style-name="Heading_20_1">
      <style:text-properties officeooo:rsid="001dc6ef" officeooo:paragraph-rsid="003d7fdb"/>
    </style:style>
    <style:style style:name="P13" style:family="paragraph" style:parent-style-name="Heading_20_1" style:list-style-name="L3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3d7fdb"/>
    </style:style>
    <style:style style:name="P14" style:family="paragraph" style:parent-style-name="Text_20_body" style:list-style-name="L1">
      <style:text-properties officeooo:paragraph-rsid="003e9fd0"/>
    </style:style>
    <style:style style:name="P15" style:family="paragraph" style:parent-style-name="Text_20_body" style:list-style-name="L2">
      <style:text-properties officeooo:paragraph-rsid="003f7144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 style:font-size-asian="13pt" style:font-style-asian="italic" style:font-size-complex="13pt" style:font-style-complex="italic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3f2017" style:text-blinking="false" fo:background-color="transparent" loext:char-shading-value="0" style:font-size-asian="13pt" style:font-style-asian="italic" style:font-size-complex="13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a859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dc6e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7096" style:font-weight-asian="bold" style:font-weight-complex="bold"/>
    </style:style>
    <style:style style:name="T12" style:family="text">
      <style:text-properties fo:font-weight="bold" officeooo:rsid="003e9fd0" style:font-weight-asian="bold" style:font-weight-complex="bold"/>
    </style:style>
    <style:style style:name="T13" style:family="text">
      <style:text-properties fo:font-weight="bold" officeooo:rsid="003f7144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c7096" style:font-weight-asian="normal" style:font-weight-complex="normal"/>
    </style:style>
    <style:style style:name="T16" style:family="text">
      <style:text-properties fo:font-weight="normal" officeooo:rsid="003f7144" style:font-weight-asian="normal" style:font-weight-complex="normal"/>
    </style:style>
    <style:style style:name="T17" style:family="text">
      <style:text-properties officeooo:rsid="003d7fdb"/>
    </style:style>
    <style:style style:name="T18" style:family="text">
      <style:text-properties officeooo:rsid="004474b9"/>
    </style:style>
    <style:style style:name="T19" style:family="text">
      <style:text-properties officeooo:rsid="004b2db8"/>
    </style:style>
    <style:style style:name="T20" style:family="text">
      <style:text-properties officeooo:rsid="003e9fd0"/>
    </style:style>
    <style:style style:name="T21" style:family="text">
      <style:text-properties officeooo:rsid="003f2017"/>
    </style:style>
    <style:style style:name="T22" style:family="text">
      <style:text-properties style:use-window-font-color="true" loext:opacity="0%" style:font-name="Times New Roman" fo:font-size="13pt" fo:font-weight="bold" officeooo:rsid="003f2017" fo:background-color="transparent" loext:char-shading-value="0" style:font-name-asian="Times New Roman" style:font-weight-asian="bold" style:font-name-complex="Times New Roman" style:font-weight-complex="bold"/>
    </style:style>
    <style:style style:name="T23" style:family="text">
      <style:text-properties style:use-window-font-color="true" loext:opacity="0%" style:font-name="Times New Roman" fo:font-size="13pt" fo:font-weight="normal" officeooo:rsid="003f2017" fo:background-color="transparent" loext:char-shading-value="0" style:font-name-asian="Times New Roman" style:font-weight-asian="bold" style:font-name-complex="Times New Roman" style:font-weight-complex="bold"/>
    </style:style>
    <style:style style:name="T24" style:family="text">
      <style:text-properties style:use-window-font-color="true" loext:opacity="0%" style:font-name="Times New Roman" fo:font-size="13pt" fo:font-weight="normal" officeooo:rsid="003f7144" fo:background-color="transparent" loext:char-shading-value="0" style:font-name-asian="Times New Roman" style:font-weight-asian="bold" style:font-name-complex="Times New Roman" style:font-weight-complex="bold"/>
    </style:style>
    <style:style style:name="T25" style:family="text">
      <style:text-properties style:use-window-font-color="true" loext:opacity="0%" style:font-name="Times New Roman" fo:font-size="13pt" fo:font-weight="normal" officeooo:rsid="001c7096" fo:background-color="transparent" loext:char-shading-value="0" style:font-name-asian="Times New Roman" style:font-weight-asian="normal" style:font-name-complex="Times New Roman" style:font-weight-complex="normal"/>
    </style:style>
    <style:style style:name="T26" style:family="text">
      <style:text-properties style:use-window-font-color="true" loext:opacity="0%" style:font-name="Times New Roman" fo:font-size="13pt" fo:font-weight="normal" officeooo:rsid="003f7144" fo:background-color="transparent" loext:char-shading-value="0" style:font-name-asian="Times New Roman" style:font-weight-asian="normal" style:font-name-complex="Times New Roman" style:font-weight-complex="normal"/>
    </style:style>
    <style:style style:name="T27" style:family="text">
      <style:text-properties officeooo:rsid="003f7144"/>
    </style:style>
    <style:style style:name="T28" style:family="text">
      <style:text-properties officeooo:rsid="00408a49"/>
    </style:style>
    <style:style style:name="T29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Times New Roman1" fo:font-style="italic" fo:font-weight="bold" officeooo:rsid="004148f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2"><text:span text:style-name="T6">Équipe de projet L</text:span><text:span text:style-name="T7">3L</text:span><text:span text:style-name="T6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6">Semaine n° :</text:span> <text:span text:style-name="T13">8</text:span></text:p>
      <text:p text:style-name="P2"><text:span text:style-name="T6">Date :</text:span> <text:span text:style-name="T27">28</text:span>/0<text:span text:style-name="T20">3</text:span>/202<text:span text:style-name="T1">2</text:span></text:p>
      <text:p text:style-name="P8"><text:span text:style-name="T6">Rédacteur de ce compte-rendu : </text:span><text:span text:style-name="T5"><text:s/></text:span><text:span text:style-name="T4">Mbaye Ndéye Pathé</text:span></text:p>
      <text:p text:style-name="P2"><text:span text:style-name="T6">Enseignants encadrants :</text:span> <text:span text:style-name="T1">Flavie Tonon</text:span></text:p>
      <text:p text:style-name="P3"><text:span text:style-name="T6">Chef de projet :</text:span> <text:s/><text:span text:style-name="T21">Thierno </text:span><text:span text:style-name="T28">Bah</text:span></text:p>
      <text:h text:style-name="Heading_20_1" text:outline-level="1" text:is-list-header="true">1) Principaux points abordés pendant la réunion</text:h>
      <text:list xml:id="list3762837279" text:style-name="L1">
        <text:list-item>
          <text:p text:style-name="P14"><text:span text:style-name="T10">Présentation </text:span><text:span text:style-name="T14">de la création de base de donnée</text:span><text:span text:style-name="T16">s</text:span></text:p>
        </text:list-item>
        <text:list-item>
          <text:p text:style-name="P14"><text:span text:style-name="T10">Proposition </text:span><text:span text:style-name="T14">d’un tracé sensible</text:span></text:p>
        </text:list-item>
        <text:list-item>
          <text:p text:style-name="P14"><text:span text:style-name="T10">Amélioration </text:span><text:span text:style-name="T14">de la page </text:span><text:span text:style-name="T8">formulaire</text:span></text:p>
        </text:list-item>
      </text:list>
      <text:h text:style-name="P11" text:outline-level="1" text:is-list-header="true">2) Points jugés importants par l’équipe</text:h>
      <text:list xml:id="list3686375764" text:style-name="L2">
        <text:list-item>
          <text:p text:style-name="P15"><text:span text:style-name="T22">Pour effectuer le tracé,</text:span><text:span text:style-name="T23"> il es</text:span><text:span text:style-name="T24">t</text:span><text:span text:style-name="T23"> primordial de prendre en compte les capteurs. La propos</text:span><text:span text:style-name="T24">i</text:span><text:span text:style-name="T23">tion du tracé qui a été faite ne correspond pas au</text:span><text:span text:style-name="T24">x</text:span><text:span text:style-name="T23"> attentes du proje</text:span><text:span text:style-name="T24">t</text:span></text:p>
        </text:list-item>
        <text:list-item>
          <text:p text:style-name="P15"><text:span text:style-name="T22">Faire</text:span><text:span text:style-name="T23"> la différence entre les données à stocker et les données pour obtenir un tracé sensible</text:span></text:p>
        </text:list-item>
      </text:list>
      <text:list xml:id="list2717330422" text:style-name="L3">
        <text:list-header>
          <text:h text:style-name="P13" text:outline-level="1"><text:span text:style-name="T17">3</text:span><text:span text:style-name="T9">) </text:span><text:span text:style-name="T18">État de l’avancement du projet</text:span></text:h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174871360432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4">Description</text:p>
          </table:table-cell>
          <table:table-cell table:style-name="Tableau1.A1" office:value-type="string">
            <text:p text:style-name="P4">Avancement</text:p>
          </table:table-cell>
          <table:table-cell table:style-name="Tableau1.A1" office:value-type="string">
            <text:p text:style-name="P4">Responsable(s)</text:p>
          </table:table-cell>
          <table:table-cell table:style-name="Tableau1.A1" office:value-type="string">
            <text:p text:style-name="P4">Débutée le</text:p>
          </table:table-cell>
          <table:table-cell table:style-name="Tableau1.A1" office:value-type="string">
            <text:p text:style-name="P4">Finie le</text:p>
          </table:table-cell>
        </table:table-row>
        <table:table-row table:style-name="TableLine2174871375696">
          <table:table-cell table:style-name="Tableau1.A1" office:value-type="string">
            <text:p text:style-name="P4">0</text:p>
          </table:table-cell>
          <table:table-cell table:style-name="Tableau1.A1" office:value-type="string">
            <text:p text:style-name="P4">Choix et classification des fonctionnalités</text:p>
          </table:table-cell>
          <table:table-cell table:style-name="Tableau1.A1" office:value-type="string">
            <text:p text:style-name="P4">Terminé</text:p>
          </table:table-cell>
          <table:table-cell table:style-name="Tableau1.A1" office:value-type="string">
            <text:p text:style-name="P4">Mehdi, Pathé, Youstina, Thierno</text:p>
          </table:table-cell>
          <table:table-cell table:style-name="Tableau1.A1" office:value-type="string">
            <text:p text:style-name="P4">29/01/2022</text:p>
          </table:table-cell>
          <table:table-cell table:style-name="Tableau1.A1" office:value-type="string">
            <text:p text:style-name="P4">14/02/2022</text:p>
          </table:table-cell>
        </table:table-row>
        <table:table-row table:style-name="TableLine2174871360144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4">Cahier des charge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4">Mehdi, Youstina, </text:p>
          </table:table-cell>
          <table:table-cell table:style-name="Tableau1.A1" office:value-type="string">
            <text:p text:style-name="P4">2/02/2022</text:p>
          </table:table-cell>
          <table:table-cell table:style-name="Tableau1.A1" office:value-type="string">
            <text:p text:style-name="P6">1<text:span text:style-name="T21">3</text:span>/0<text:span text:style-name="T21">3</text:span>/2022</text:p>
          </table:table-cell>
        </table:table-row>
        <table:table-row table:style-name="TableLine2174871371376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Cahier de recette<text:span text:style-name="T19">s</text:span>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4">Mehdi, Youstina, Thierno</text:p>
          </table:table-cell>
          <table:table-cell table:style-name="Tableau1.A1" office:value-type="string">
            <text:p text:style-name="P4">2/02/2022</text:p>
          </table:table-cell>
          <table:table-cell table:style-name="Tableau1.A1" office:value-type="string">
            <text:p text:style-name="P6">1<text:span text:style-name="T21">3</text:span>/0<text:span text:style-name="T21">3</text:span>/2022</text:p>
          </table:table-cell>
        </table:table-row>
        <table:table-row table:style-name="TableLine2174871363024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Maquettes</text:p>
          </table:table-cell>
          <table:table-cell table:style-name="Tableau1.A1" office:value-type="string">
            <text:p text:style-name="P4">Terminé</text:p>
          </table:table-cell>
          <table:table-cell table:style-name="Tableau1.A1" office:value-type="string">
            <text:p text:style-name="P4">Youstina, Thierno</text:p>
          </table:table-cell>
          <table:table-cell table:style-name="Tableau1.A1" office:value-type="string">
            <text:p text:style-name="P4">6/02/2022</text:p>
          </table:table-cell>
          <table:table-cell table:style-name="Tableau1.A1" office:value-type="string">
            <text:p text:style-name="P4">18/02/2022</text:p>
          </table:table-cell>
        </table:table-row>
        <table:table-row table:style-name="TableLine2174871365616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4">Diagrammes (de déploiement, de classe et de cas d’utilisation)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4">Youstina, Thierno</text:p>
          </table:table-cell>
          <table:table-cell table:style-name="Tableau1.A1" office:value-type="string">
            <text:p text:style-name="P4">11/02/2022</text:p>
          </table:table-cell>
          <table:table-cell table:style-name="Tableau1.A1" office:value-type="string">
            <text:p text:style-name="P6">1<text:span text:style-name="T21">3</text:span>/0<text:span text:style-name="T21">3</text:span>/2022</text:p>
          </table:table-cell>
        </table:table-row>
        <table:table-row table:style-name="TableLine2174871366768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4">Conception détaillée</text:p>
          </table:table-cell>
          <table:table-cell table:style-name="Tableau1.A1" office:value-type="string">
            <text:p text:style-name="P7">Terminé</text:p>
          </table:table-cell>
          <table:table-cell table:style-name="Tableau1.A1" office:value-type="string">
            <text:p text:style-name="P4">Mehdi, Pathé, Youstina, Thierno</text:p>
          </table:table-cell>
          <table:table-cell table:style-name="Tableau1.A1" office:value-type="string">
            <text:p text:style-name="P4">17/02/2022</text:p>
          </table:table-cell>
          <table:table-cell table:style-name="Tableau1.A1" office:value-type="string">
            <text:p text:style-name="P7">1<text:span text:style-name="T27">6</text:span>/0<text:span text:style-name="T21">3</text:span>/2022</text:p>
          </table:table-cell>
        </table:table-row>
        <table:table-row table:style-name="TableLine2174871367920">
          <table:table-cell table:style-name="Tableau1.A1" office:value-type="string">
            <text:p text:style-name="P4">6</text:p>
          </table:table-cell>
          <table:table-cell table:style-name="Tableau1.A1" office:value-type="string">
            <text:p text:style-name="P4">Plan de développement</text:p>
          </table:table-cell>
          <table:table-cell table:style-name="Tableau1.A1" office:value-type="string">
            <text:p text:style-name="P7">Terminé</text:p>
          </table:table-cell>
          <table:table-cell table:style-name="Tableau1.A1" office:value-type="string">
            <text:p text:style-name="P4">Mehdi, Youstina</text:p>
          </table:table-cell>
          <table:table-cell table:style-name="Tableau1.A1" office:value-type="string">
            <text:p text:style-name="P4">18/02/2022</text:p>
          </table:table-cell>
          <table:table-cell table:style-name="Tableau1.A1" office:value-type="string">
            <text:p text:style-name="P7"><text:span text:style-name="T27">27</text:span>/0<text:span text:style-name="T21">3</text:span>/2022</text:p>
          </table:table-cell>
        </table:table-row>
        <table:table-row table:style-name="TableLine2174871367344">
          <table:table-cell table:style-name="Tableau1.A1" office:value-type="string">
            <text:p text:style-name="P4">7</text:p>
          </table:table-cell>
          <table:table-cell table:style-name="Tableau1.A1" office:value-type="string">
            <text:p text:style-name="P4">Plan de tests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Mehdi, Pathé, Youstina, Thierno</text:p>
          </table:table-cell>
          <table:table-cell table:style-name="Tableau1.A1" office:value-type="string">
            <text:p text:style-name="P4">18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2174871362448">
          <table:table-cell table:style-name="Tableau1.A1" office:value-type="string">
            <text:p text:style-name="P5">8</text:p>
          </table:table-cell>
          <table:table-cell table:style-name="Tableau1.A1" office:value-type="string">
            <text:p text:style-name="P5">Développement</text:p>
          </table:table-cell>
          <table:table-cell table:style-name="Tableau1.A1" office:value-type="string">
            <text:p text:style-name="P5">En cours</text:p>
          </table:table-cell>
          <table:table-cell table:style-name="Tableau1.A1" office:value-type="string">
            <text:p text:style-name="P5">Mehdi, Pathé, Youstina, Thierno</text:p>
          </table:table-cell>
          <table:table-cell table:style-name="Tableau1.A1" office:value-type="string">
            <text:p text:style-name="P5">24/02/2022</text:p>
          </table:table-cell>
          <table:table-cell table:style-name="Tableau1.A1" office:value-type="string">
            <text:p text:style-name="P5">XX/XX/XXX</text:p>
          </table:table-cell>
        </table:table-row>
      </table:table>
      <text:h text:style-name="P12" text:outline-level="1" text:is-list-header="true"><text:span text:style-name="T17">4</text:span>) Conclusion</text:h>
      <text:p text:style-name="P9"><text:span text:style-name="T12">Finalement</text:span><text:span text:style-name="T11">, </text:span><text:span text:style-name="T15">c</text:span><text:span text:style-name="T25">ette </text:span><text:span text:style-name="T26">huitième</text:span><text:span text:style-name="T25"> réunion nous a permis de faire un point sur l’avanc</text:span><text:span text:style-name="T26">ement</text:span><text:span text:style-name="T25"> du développement. </text:span><text:span text:style-name="T26">P</text:span><text:span text:style-name="T25">lus précisément, la partie du tracé et la mise </text:span><text:span text:style-name="T26">en place</text:span><text:span text:style-name="T25"> de la base de donnée</text:span><text:span text:style-name="T26">s</text:span><text:span text:style-name="T2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1" fo:font-style="italic" fo:font-weight="bold" officeooo:rsid="004148f0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1"><draw:image xlink:href="Pictures/10000000000002D1000002D1FBEED35297D811B0.jpg" xlink:type="simple" xlink:show="embed" xlink:actuate="onLoad" draw:mime-type="image/jpeg"/></draw:frame><text:span text:style-name="MT1">Projet L3L – Kourte : une écriture des forces physiques, le temps d’un traje</text:span><text:span text:style-name="MT2">t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35M43S</meta:editing-duration>
    <meta:editing-cycles>27</meta:editing-cycles>
    <meta:generator>LibreOffice/7.3.0.3$Windows_X86_64 LibreOffice_project/0f246aa12d0eee4a0f7adcefbf7c878fc2238db3</meta:generator>
    <dc:date>2022-04-22T19:38:03.651000000</dc:date>
    <meta:document-statistic meta:table-count="1" meta:image-count="1" meta:object-count="0" meta:page-count="2" meta:paragraph-count="79" meta:word-count="281" meta:character-count="1755" meta:non-whitespace-character-count="1555"/>
  </office:meta>
</office:document-meta>
</file>